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Vazirmatn" svg:font-family="Vazirmatn" style:font-pitch="variable"/>
    <style:font-face style:name="Vazirmatn1" svg:font-family="Vazirmat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3.627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2.42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2.64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1.56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1.63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2.5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2.78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3.5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4.045cm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style:font-name="Vazirmatn"/>
    </style:style>
    <style:style style:name="P2" style:family="paragraph">
      <loext:graphic-properties draw:fill-color="#ffffff"/>
      <style:paragraph-properties fo:text-align="center" style:writing-mode="lr-tb"/>
      <style:text-properties style:font-name="Vazirmatn"/>
    </style:style>
    <style:style style:name="P3" style:family="paragraph">
      <loext:graphic-properties draw:fill="none"/>
      <style:paragraph-properties fo:text-align="center"/>
      <style:text-properties style:font-name="Vazirmatn"/>
    </style:style>
    <style:style style:name="P4" style:family="paragraph">
      <loext:graphic-properties draw:fill="none" draw:fill-color="#ffffff"/>
      <style:text-properties style:font-name="Vazirmatn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Vazirmatn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3.81cm" svg:x="7.35cm" svg:y="10.81cm">
          <text:p text:style-name="P1"><text:span text:style-name="T1">Training</text:span></text:p>
          <text:p text:style-name="P1"><text:span text:style-name="T1">OR</text:span></text:p>
          <text:p text:style-name="P1"><text:span text:style-name="T1">Learn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354cm" svg:y1="8.018cm" svg:x2="9.354cm" svg:y2="10.558cm">
          <text:p/>
        </draw:line>
        <draw:line draw:style-name="gr2" draw:text-style-name="P3" draw:layer="layout" svg:x1="9.354cm" svg:y1="17.492cm" svg:x2="9.354cm" svg:y2="14.952cm">
          <text:p/>
        </draw:line>
        <draw:line draw:style-name="gr2" draw:text-style-name="P3" draw:layer="layout" svg:x1="11.914cm" svg:y1="12.702cm" svg:x2="14.454cm" svg:y2="12.702cm">
          <text:p/>
        </draw:line>
        <draw:frame draw:style-name="gr3" draw:text-style-name="P4" draw:layer="layout" svg:width="2.928cm" svg:height="1.246cm" svg:x="7.958cm" svg:y="6.782cm">
          <draw:text-box>
            <text:p><text:span text:style-name="T1">Example</text:span></text:p>
          </draw:text-box>
        </draw:frame>
        <draw:frame draw:style-name="gr4" draw:text-style-name="P4" draw:layer="layout" svg:width="3.145cm" svg:height="1.246cm" svg:x="7.848cm" svg:y="17.5cm">
          <draw:text-box>
            <text:p><text:span text:style-name="T1">Template</text:span></text:p>
          </draw:text-box>
        </draw:frame>
        <draw:frame draw:style-name="gr5" draw:text-style-name="P4" draw:layer="layout" svg:width="2.062cm" svg:height="1.246cm" svg:x="14.625cm" svg:y="12.151cm">
          <draw:text-box>
            <text:p><text:span text:style-name="T1">Rules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4.127cm" svg:height="3.81cm" svg:x="7.35cm" svg:y="10.81cm">
          <text:p text:style-name="P1"><text:span text:style-name="T1">ML</text:span><text:span text:style-name="T1"><text:line-break/></text:span><text:span text:style-name="T1">Progr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939cm" svg:y1="12.423cm" svg:x2="14.03cm" svg:y2="10.981cm">
          <text:p/>
        </draw:line>
        <draw:frame draw:style-name="gr6" draw:text-style-name="P4" draw:layer="layout" svg:width="2.138cm" svg:height="1.246cm" svg:x="14.025cm" svg:y="10.251cm">
          <draw:text-box>
            <text:p><text:span text:style-name="T1">Spam</text:span></text:p>
          </draw:text-box>
        </draw:frame>
        <draw:line draw:style-name="gr2" draw:text-style-name="P3" draw:layer="layout" svg:x1="4.314cm" svg:y1="12.802cm" svg:x2="6.854cm" svg:y2="12.802cm">
          <text:p/>
        </draw:line>
        <draw:frame draw:style-name="gr7" draw:text-style-name="P4" draw:layer="layout" svg:width="3.087cm" svg:height="1.246cm" svg:x="1.125cm" svg:y="12.151cm">
          <draw:text-box>
            <text:p><text:span text:style-name="T1">Message</text:span></text:p>
          </draw:text-box>
        </draw:frame>
        <draw:line draw:style-name="gr2" draw:text-style-name="P3" draw:layer="layout" svg:x1="11.941cm" svg:y1="12.747cm" svg:x2="14.235cm" svg:y2="13.836cm">
          <text:p/>
        </draw:line>
        <draw:frame draw:style-name="gr8" draw:text-style-name="P4" draw:layer="layout" svg:width="3.282cm" svg:height="1.246cm" svg:x="14.125cm" svg:y="13.551cm">
          <draw:text-box>
            <text:p><text:span text:style-name="T1">Not spam</text:span></text:p>
          </draw:text-box>
        </draw:frame>
      </draw:page>
      <draw:page draw:name="page3" draw:style-name="dp1" draw:master-page-name="Default">
        <draw:custom-shape draw:style-name="gr1" draw:text-style-name="P2" draw:layer="layout" svg:width="4.127cm" svg:height="3.81cm" svg:x="7.35cm" svg:y="10.81cm">
          <text:p text:style-name="P1"><text:span text:style-name="T1">ML</text:span><text:span text:style-name="T1"><text:line-break/></text:span><text:span text:style-name="T1">Progr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939cm" svg:y1="12.423cm" svg:x2="14.03cm" svg:y2="10.981cm">
          <text:p/>
        </draw:line>
        <draw:frame draw:style-name="gr5" draw:text-style-name="P4" draw:layer="layout" svg:width="2.062cm" svg:height="1.246cm" svg:x="14.025cm" svg:y="10.251cm">
          <draw:text-box>
            <text:p><text:span text:style-name="T1">None</text:span></text:p>
          </draw:text-box>
        </draw:frame>
        <draw:line draw:style-name="gr2" draw:text-style-name="P3" draw:layer="layout" svg:x1="5.227cm" svg:y1="12.802cm" svg:x2="6.954cm" svg:y2="12.802cm">
          <text:p/>
        </draw:line>
        <draw:frame draw:style-name="gr9" draw:text-style-name="P4" draw:layer="layout" svg:width="4.02cm" svg:height="1.246cm" svg:x="1.125cm" svg:y="12.151cm">
          <draw:text-box>
            <text:p><text:span text:style-name="T1">Chest X-Ray</text:span></text:p>
          </draw:text-box>
        </draw:frame>
        <draw:line draw:style-name="gr2" draw:text-style-name="P3" draw:layer="layout" svg:x1="11.941cm" svg:y1="12.747cm" svg:x2="14.235cm" svg:y2="13.836cm">
          <text:p/>
        </draw:line>
        <draw:frame draw:style-name="gr8" draw:text-style-name="P4" draw:layer="layout" svg:width="3.282cm" svg:height="1.246cm" svg:x="14.125cm" svg:y="13.551cm">
          <draw:text-box>
            <text:p><text:span text:style-name="T1">Not spam</text:span></text:p>
          </draw:text-box>
        </draw:frame>
        <draw:frame draw:style-name="gr5" draw:text-style-name="P4" draw:layer="layout" svg:width="2.062cm" svg:height="1.246cm" svg:x="14.025cm" svg:y="11.051cm">
          <draw:text-box>
            <text:p><text:span text:style-name="T1">Low</text:span></text:p>
          </draw:text-box>
        </draw:frame>
      </draw:page>
      <draw:page draw:name="page4" draw:style-name="dp1" draw:master-page-name="Default">
        <draw:custom-shape draw:style-name="gr1" draw:text-style-name="P2" draw:layer="layout" svg:width="4.127cm" svg:height="3.81cm" svg:x="7.35cm" svg:y="2.81cm">
          <text:p text:style-name="P1"><text:span text:style-name="T1">Learn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084cm" svg:y1="3.405cm" svg:x2="6.58cm" svg:y2="4.269cm">
          <text:p/>
        </draw:line>
        <draw:frame draw:style-name="gr9" draw:text-style-name="P4" draw:layer="layout" svg:width="4.02cm" svg:height="1.246cm" svg:x="2.612cm" svg:y="2.549cm">
          <draw:text-box>
            <text:p><text:span text:style-name="T1">Model</text:span></text:p>
          </draw:text-box>
        </draw:frame>
        <draw:frame draw:style-name="gr9" draw:text-style-name="P4" draw:layer="layout" svg:width="4.02cm" svg:height="1.246cm" svg:x="2.27cm" svg:y="5.924cm">
          <draw:text-box>
            <text:p><text:span text:style-name="T1">Example</text:span></text:p>
          </draw:text-box>
        </draw:frame>
        <draw:frame draw:style-name="gr10" draw:text-style-name="P4" draw:layer="layout" svg:width="4.545cm" svg:height="1.246cm" svg:x="13.325cm" svg:y="4.051cm">
          <draw:text-box>
            <text:p><text:span text:style-name="T1">Trained model</text:span></text:p>
          </draw:text-box>
        </draw:frame>
        <draw:line draw:style-name="gr2" draw:text-style-name="P3" draw:layer="layout" svg:x1="5.085cm" svg:y1="6.269cm" svg:x2="6.581cm" svg:y2="5.405cm">
          <text:p/>
        </draw:line>
        <draw:line draw:style-name="gr2" draw:text-style-name="P3" draw:layer="layout" svg:x1="11.669cm" svg:y1="4.637cm" svg:x2="13.396cm" svg:y2="4.637cm">
          <text:p/>
        </draw:line>
        <draw:custom-shape draw:style-name="gr1" draw:text-style-name="P2" draw:layer="layout" svg:width="4.127cm" svg:height="3.81cm" svg:x="7.35cm" svg:y="9.811cm">
          <text:p text:style-name="P1"><text:span text:style-name="T1">Real System</text:span>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4.545cm" svg:height="1.246cm" svg:x="13.125cm" svg:y="11.072cm">
          <draw:text-box>
            <text:p><text:span text:style-name="T1">y</text:span></text:p>
          </draw:text-box>
        </draw:frame>
        <draw:line draw:style-name="gr2" draw:text-style-name="P3" draw:layer="layout" svg:x1="11.494cm" svg:y1="11.698cm" svg:x2="13.221cm" svg:y2="11.698cm">
          <text:p/>
        </draw:line>
        <draw:custom-shape draw:style-name="gr1" draw:text-style-name="P2" xml:id="id2" draw:id="id2" draw:layer="layout" svg:width="4.127cm" svg:height="3.81cm" svg:x="7.35cm" svg:y="14.811cm">
          <text:p text:style-name="P1"><text:span text:style-name="T1">Digital Twin</text:span></text:p>
          <draw:enhanced-geometry svg:viewBox="0 0 21600 21600" draw:type="rectangle" draw:enhanced-path="M 0 0 L 21600 0 21600 21600 0 21600 0 0 Z N"/>
        </draw:custom-shape>
        <draw:line draw:style-name="gr2" draw:text-style-name="P3" xml:id="id1" draw:id="id1" draw:layer="layout" svg:x1="5.619cm" svg:y1="11.638cm" svg:x2="7.346cm" svg:y2="11.638cm">
          <text:p/>
        </draw:line>
        <draw:connector draw:style-name="gr11" draw:text-style-name="P5" draw:layer="layout" svg:x1="6.482cm" svg:y1="11.638cm" svg:x2="7.35cm" svg:y2="16.716cm" draw:start-shape="id1" draw:start-glue-point="0" draw:end-shape="id2" draw:end-glue-point="3" svg:d="M6482 11638v5078h868" svg:viewBox="0 0 869 5079">
          <text:p/>
        </draw:connector>
        <draw:frame draw:style-name="gr10" draw:text-style-name="P4" draw:layer="layout" svg:width="4.545cm" svg:height="1.246cm" svg:x="13.125cm" svg:y="16.112cm">
          <draw:text-box>
            <text:p><text:span text:style-name="T1">y</text:span></text:p>
          </draw:text-box>
        </draw:frame>
        <draw:line draw:style-name="gr2" draw:text-style-name="P3" draw:layer="layout" svg:x1="11.494cm" svg:y1="16.738cm" svg:x2="13.221cm" svg:y2="16.738cm">
          <text:p/>
        </draw:line>
        <draw:frame draw:style-name="gr10" draw:text-style-name="P4" draw:layer="layout" svg:width="4.545cm" svg:height="1.246cm" svg:x="4.881cm" svg:y="11.032cm">
          <draw:text-box>
            <text:p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Vazirmatn" svg:font-family="Vazirmatn" style:font-pitch="variable"/>
    <style:font-face style:name="Vazirmatn1" svg:font-family="Vazirmatn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Vazirmatn1" style:font-family-complex="Vazirmatn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8:35:34.780275040</meta:creation-date>
    <dc:date>2024-11-17T19:22:16.342359297</dc:date>
    <meta:editing-duration>PT4H25M10S</meta:editing-duration>
    <meta:editing-cycles>12</meta:editing-cycles>
    <meta:generator>LibreOffice/24.8.2.1$Linux_X86_64 LibreOffice_project/480$Build-1</meta:generator>
    <meta:document-statistic meta:object-count="38"/>
  </office:meta>
</office:document-meta>
</file>